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22in"/>
    </style:style>
    <style:style style:name="co3" style:family="table-column">
      <style:table-column-properties fo:break-before="auto" style:column-width="1.8118in"/>
    </style:style>
    <style:style style:name="co4" style:family="table-column">
      <style:table-column-properties fo:break-before="auto" style:column-width="2.4445in"/>
    </style:style>
    <style:style style:name="co5" style:family="table-column">
      <style:table-column-properties fo:break-before="auto" style:column-width="1.5543in"/>
    </style:style>
    <style:style style:name="co6" style:family="table-column">
      <style:table-column-properties fo:break-before="auto" style:column-width="1.522in"/>
    </style:style>
    <style:style style:name="co7" style:family="table-column">
      <style:table-column-properties fo:break-before="auto" style:column-width="2.015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dia</text:p>
          </table:table-cell>
          <table:table-cell table:style-name="ce1" office:value-type="string" calcext:value-type="string">
            <text:p>Persones confinades</text:p>
          </table:table-cell>
          <table:table-cell table:style-name="ce1" office:value-type="string" calcext:value-type="string">
            <text:p>persones infectades</text:p>
          </table:table-cell>
          <table:table-cell table:style-name="ce1" office:value-type="string" calcext:value-type="string">
            <text:p>Centros afectados</text:p>
          </table:table-cell>
          <table:table-cell table:style-name="ce1" office:value-type="string" calcext:value-type="string">
            <text:p>Centros Cerrados</text:p>
          </table:table-cell>
          <table:table-cell table:style-name="ce1" office:value-type="string" calcext:value-type="string">
            <text:p>Grupos confinados</text:p>
          </table:table-cell>
          <table:table-cell table:style-name="ce1" office:value-type="string" calcext:value-type="string">
            <text:p>% Centros sin casos</text:p>
          </table:table-cell>
          <table:table-cell table:style-name="ce1" office:value-type="string" calcext:value-type="string">
            <text:p>link nota prensa</text:p>
          </table:table-cell>
          <table:table-cell table:style-name="ce1" table:number-columns-repeated="1015"/>
        </table:table-row>
        <table:table-row table:style-name="ro2">
          <table:table-cell office:value-type="string" calcext:value-type="string">
            <text:p>14/09/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.84" calcext:value-type="float">
            <text:p>99.84</text:p>
          </table:table-cell>
          <table:table-cell office:value-type="string" calcext:value-type="string">
            <text:p><text:a xlink:href="https://www.elgarrotxi.cat/centres-educatius-afectats-per-positius-de-covid-19-en-lactualitat-a-catalunya/" xlink:type="simple">https://www.elgarrotxi.cat/centres-educatius-afectats-per-positius-de-covid-19-en-lactualitat-a-catalunya/</text:a>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5/09/20</text:p>
          </table:table-cell>
          <table:table-cell office:value-type="float" office:value="2" calcext:value-type="float">
            <text:p>2</text:p>
          </table:table-cell>
          <table:table-cell office:value-type="float" office:value="613" calcext:value-type="float">
            <text:p>613</text:p>
          </table:table-cell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72" calcext:value-type="float">
            <text:p>99.72</text:p>
          </table:table-cell>
          <table:table-cell office:value-type="string" calcext:value-type="string">
            <text:p><text:a xlink:href="https://www.naciodigital.cat/noticia/208649/catalunya/te/17/grups/escolars/confinats/115/positius/entre/alumnes/professionals" xlink:type="simple">https://www.naciodigital.cat/noticia/208649/catalunya/te/17/grups/escolars/confinats/115/positius/entre/alumnes/professionals</text:a>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6/09/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5" calcext:value-type="float">
            <text:p>99.5</text:p>
          </table:table-cell>
          <table:table-cell office:value-type="string" calcext:value-type="string">
            <text:p><text:a xlink:href="https://www.naciodigital.cat/bergueda/noticia/21462/impacte/covid/escoles/34/grups/confinats/126/positius" xlink:type="simple">https://www.naciodigital.cat/bergueda/noticia/21462/impacte/covid/escoles/34/grups/confinats/126/positius</text:a>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7/09/2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9.1" calcext:value-type="float">
            <text:p>99.1</text:p>
          </table:table-cell>
          <table:table-cell office:value-type="string" calcext:value-type="string">
            <text:p><text:a xlink:href="https://www.naciodigital.cat/noticia/208769/covid-19/obliga/confinar/68/grups/52/centres/educatius" xlink:type="simple">https://www.naciodigital.cat/noticia/208769/covid-19/obliga/confinar/68/grups/52/centres/educatius</text:a>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8/09/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98.4" calcext:value-type="float">
            <text:p>98.4</text:p>
          </table:table-cell>
          <table:table-cell office:value-type="string" calcext:value-type="string">
            <text:p><text:a xlink:href="http://ensenyament.gencat.cat/ca/inici/nota-premsa/?id=388477" xlink:type="simple">http://ensenyament.gencat.cat/ca/inici/nota-premsa/?id=388477</text:a>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1/09/2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a xlink:href="http://ensenyament.gencat.cat/ca/inici/nota-premsa/?id=388574" xlink:type="simple">http://ensenyament.gencat.cat/ca/inici/nota-premsa/?id=388574</text:a>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2/09/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48" calcext:value-type="float">
            <text:p>348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93.4" calcext:value-type="float">
            <text:p>93.4</text:p>
          </table:table-cell>
          <table:table-cell office:value-type="string" calcext:value-type="string">
            <text:p><text:a xlink:href="http://ensenyament.gencat.cat/ca/inici/nota-premsa/?id=388624" xlink:type="simple">http://ensenyament.gencat.cat/ca/inici/nota-premsa/?id=388624</text:a>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3/09/10</text:p>
          </table:table-cell>
          <table:table-cell office:value-type="float" office:value="8" calcext:value-type="float">
            <text:p>8</text:p>
          </table:table-cell>
          <table:table-cell office:value-type="float" office:value="10595" calcext:value-type="float">
            <text:p>10595</text:p>
          </table:table-cell>
          <table:table-cell office:value-type="float" office:value="1123" calcext:value-type="float">
            <text:p>11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02" calcext:value-type="float">
            <text:p>60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a xlink:href="http://ensenyament.gencat.cat/ca/inici/nota-premsa/?id=388676" xlink:type="simple">http://ensenyament.gencat.cat/ca/inici/nota-premsa/?id=388676</text:a>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4/09/10</text:p>
          </table:table-cell>
          <table:table-cell office:value-type="float" office:value="9" calcext:value-type="float">
            <text:p>9</text:p>
          </table:table-cell>
          <table:table-cell office:value-type="float" office:value="13579" calcext:value-type="float">
            <text:p>13579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string" calcext:value-type="string">
            <text:p><text:a xlink:href="https://www.lavanguardia.com/vida/20200924/483643959090/coronavirus-catalunya-registra-694-grupos-escolares-confinados-tres-centros-cerrados.html" xlink:type="simple">https://www.lavanguardia.com/vida/20200924/483643959090/coronavirus-catalunya-registra-694-grupos-escolares-confinados-tres-centros-cerrados.html</text:a>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4">00/00/0000</text:date>, <text:time style:data-style-name="N2" text:time-value="14:29:19.4853216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4T09:24:03.346728777</meta:creation-date>
    <dc:date>2020-09-24T16:45:53.392088132</dc:date>
    <meta:editing-duration>PT2H10M10S</meta:editing-duration>
    <meta:editing-cycles>8</meta:editing-cycles>
    <meta:generator>LibreOffice/7.0.1.2$Linux_X86_64 LibreOffice_project/00$Build-2</meta:generator>
    <meta:document-statistic meta:table-count="1" meta:cell-count="68" meta:object-count="0"/>
  </office:meta>
</office:document-meta>
</file>